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officeooo:rsid="0006aa26" officeooo:paragraph-rsid="0006aa2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tchell Reyes</text:p>
      <text:p text:style-name="P1">CS202</text:p>
      <text:p text:style-name="P1">Project 5 Documentation</text:p>
      <text:p text:style-name="P1">3/3/15</text:p>
      <text:p text:style-name="P1"/>
      <text:p text:style-name="P1"><text:tab/>In this project we used the class data type to create a reel. This had public and private data members with the public members being the functions that are able to be accessed by the public and the private data members were the variables that needed to be manipulated, but were only able to be manipulated from the public functions. I read in the names and bonus values from a file, put them into an array of classes, then printed it out. If I had more time or if there were more to the project, I would try and implement 3 reels so that it would become an actual slot machine. It outputs to the screen if the option from the menu is chosen. It outputs with the bonus value as the first value and a boolean value as the second value. If the bonus value is 0, then the boolean value is also 0, but anything else would make it become 1. I would like to try and learn how to line up the numbers so that it looks nicer, but that would be if I had more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3T18:10:48.815374973</meta:creation-date>
    <dc:date>2015-03-03T18:15:59.791258596</dc:date>
    <meta:editing-duration>P0D</meta:editing-duration>
    <meta:editing-cycles>1</meta:editing-cycles>
    <meta:document-statistic meta:table-count="0" meta:image-count="0" meta:object-count="0" meta:page-count="1" meta:paragraph-count="5" meta:word-count="197" meta:character-count="1002" meta:non-whitespace-character-count="809"/>
    <meta:generator>LibreOffice/4.2.7.2$Linux_X86_64 LibreOffice_project/420m0$Build-2</meta:generator>
  </office:meta>
</office:document-meta>
</file>